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text-align="end" style:justify-single-word="false"/>
      <style:text-properties style:text-underline-style="solid" style:text-underline-width="auto" style:text-underline-color="font-color" officeooo:rsid="000cf021" officeooo:paragraph-rsid="000cf021"/>
    </style:style>
    <style:style style:name="P2" style:family="paragraph" style:parent-style-name="Text_20_body">
      <style:paragraph-properties fo:text-align="justify" style:justify-single-word="false"/>
      <style:text-properties style:text-underline-style="solid" style:text-underline-width="auto" style:text-underline-color="font-color" officeooo:rsid="000cf021" officeooo:paragraph-rsid="000cf021"/>
    </style:style>
    <style:style style:name="P3" style:family="paragraph" style:parent-style-name="Text_20_body">
      <style:text-properties officeooo:rsid="000cf021" officeooo:paragraph-rsid="000cf021"/>
    </style:style>
    <style:style style:name="P4" style:family="paragraph" style:parent-style-name="Text_20_body">
      <style:paragraph-properties fo:text-align="end" style:justify-single-word="false"/>
      <style:text-properties officeooo:rsid="000cf021" officeooo:paragraph-rsid="000cf021"/>
    </style:style>
    <style:style style:name="P5" style:family="paragraph" style:parent-style-name="Text_20_body">
      <style:paragraph-properties fo:text-align="justify" style:justify-single-word="false"/>
      <style:text-properties officeooo:rsid="000cf021" officeooo:paragraph-rsid="000cf021"/>
    </style:style>
    <style:style style:name="P6" style:family="paragraph" style:parent-style-name="Text_20_body" style:list-style-name="L2">
      <style:paragraph-properties fo:text-align="justify" style:justify-single-word="false"/>
      <style:text-properties officeooo:rsid="000cf021" officeooo:paragraph-rsid="000cf021"/>
    </style:style>
    <style:style style:name="P7" style:family="paragraph" style:parent-style-name="Text_20_body" style:list-style-name="L2">
      <style:paragraph-properties fo:text-align="justify" style:justify-single-word="false"/>
      <style:text-properties officeooo:paragraph-rsid="000cf021"/>
    </style:style>
    <style:style style:name="P8" style:family="paragraph" style:parent-style-name="Title">
      <style:text-properties officeooo:rsid="000cf021" officeooo:paragraph-rsid="000cf021"/>
    </style:style>
    <style:style style:name="T1" style:family="text">
      <style:text-properties officeooo:rsid="000cf021"/>
    </style:style>
    <style:style style:name="T2"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orldQuiz!</text:p>
      <text:p text:style-name="P3"/>
      <text:p text:style-name="P4">Integrantes del grupo: Marc López Arrascue – 2 DAM-B</text:p>
      <text:p text:style-name="P1"/>
      <text:p text:style-name="P2">Descripción del proyecto</text:p>
      <text:p text:style-name="P5">El proyecto consiste en realizar un ‘Quiz’ sobre los diferentes datos de los países.</text:p>
      <text:p text:style-name="P5"/>
      <text:p text:style-name="P2">Objetivo del proyecto</text:p>
      <text:p text:style-name="P5">Poner a prueba el conocimiento individual sobre los distintos países que nos rodean mediante pequeños acertijos.</text:p>
      <text:p text:style-name="P5"/>
      <text:p text:style-name="P2">Descripción funcional del proyecto</text:p>
      <text:p text:style-name="P5">Principalmente, el proyecto se imagina representado en una página web. Una vez accedas a la página, encontrarás dos botones: ‘Jugar’ y ‘Países’.</text:p>
      <text:list text:style-name="L2">
        <text:list-item>
          <text:p text:style-name="P7"><text:span text:style-name="T1">Jugar: Aquí te llevará a una pantalla donde se hallarán otros dos botones: ‘Continentes’ y ‘Quiz!’. Con el primer botón irás a una pantalla que te permitirá jugar a adivinar, pero solo con los países miembro del continente que escojas.</text:span></text:p>
          <text:p text:style-name="P6">Con el botón ‘Quiz!’ te lanzará de forma aleatoria, de cualquier continente, un país a adivinar, empezando así la prueba.</text:p>
        </text:list-item>
        <text:list-item>
          <text:p text:style-name="P6">Países: Te expondrá por pantalla en forma de tabla cada país con su respectiva bandera para visualizar los datos individuales y “prepararte” para el juego.</text:p>
        </text:list-item>
      </text:list>
      <text:p text:style-name="P5">El juego consistiría de diferentes fases, siendo cada fase una pregunta del país aleatoriamente escogido. La primera fase es adivinar la bandera del país en cuestión, después su capital, continente al que pertenecen, etc.</text:p>
      <text:p text:style-name="P5"/>
      <text:p text:style-name="P2">Descripción técnica del proyecto</text:p>
      <text:p text:style-name="P5">El proyecto se realizará en ‘React’, qué es una biblioteca de JavaScript. Y la información de cada país vendrá procedente de una API (<text:a xlink:type="simple" xlink:href="https://restcountries.com/" text:style-name="Internet_20_link" text:visited-style-name="Visited_20_Internet_20_Link">https://restcountries.com/</text:a>).</text:p>
      <text:p text:style-name="P5">La personalización de las páginas será mediante C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19:43:07.739721755</meta:creation-date>
    <dc:date>2023-01-25T20:30:10.488397459</dc:date>
    <meta:editing-duration>PT47M3S</meta:editing-duration>
    <meta:editing-cycles>1</meta:editing-cycles>
    <meta:document-statistic meta:table-count="0" meta:image-count="0" meta:object-count="0" meta:page-count="1" meta:paragraph-count="15" meta:word-count="229" meta:character-count="1462" meta:non-whitespace-character-count="1250"/>
    <meta:generator>LibreOffice/7.4.3.2$Linux_X86_64 LibreOffice_project/40$Build-2</meta:generator>
  </office:meta>
</office:document-meta>
</file>